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o stretchy="false">α</mo>
                </msub>
              </mrow>
              <mo stretchy="false">)</mo>
            </mrow>
            <mi/>
            <mi mathvariant="normal">:</mi>
            <mi/>
            <mrow>
              <mrow>
                <msub>
                  <mi>t</mi>
                  <mrow>
                    <mn>1</mn>
                    <mo stretchy="false">α</mo>
                  </mrow>
                </msub>
                <mo stretchy="false">⩽</mo>
                <msub>
                  <mi>t</mi>
                  <mo stretchy="false">α</mo>
                </msub>
              </mrow>
              <mo stretchy="false">⩽</mo>
              <msub>
                <mi>t</mi>
                <mrow>
                  <mn>2</mn>
                  <mo stretchy="false">α</mo>
                </mrow>
              </msub>
            </mrow>
          </mrow>
        </mtd>
      </mtr>
      <mtr>
        <mtd>
          <mrow>
            <mrow>
              <mstyle mathvariant="bold">
                <mrow>
                  <mi>q</mi>
                </mrow>
              </mstyle>
            </mrow>
            <mrow>
              <mo stretchy="false">(</mo>
              <mrow>
                <mi>t</mi>
              </mrow>
              <mo stretchy="false">)</mo>
            </mrow>
            <mi/>
            <mi mathvariant="normal">:</mi>
            <mi/>
            <mi mathvariant="italic">tatsächliche</mi>
            <mi mathvariant="italic">Bahn</mi>
          </mrow>
        </mtd>
      </mtr>
      <mtr>
        <mtd>
          <mrow/>
        </mtd>
      </mtr>
      <mtr>
        <mtd>
          <mrow>
            <mtext>Die Bahnen erfüllen die Randbedingungen:</mtext>
          </mrow>
        </mtd>
      </mtr>
      <mtr>
        <mtd>
          <mrow/>
        </mtd>
      </mtr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row>
                    <mn>1</mn>
                    <mo stretchy="false">α</mo>
                  </mrow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q</mi>
              </mrow>
            </mstyle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q</mi>
                  </mrow>
                </mstyle>
              </mrow>
              <mtext>a</mtext>
            </msub>
            <mi/>
            <mo stretchy="false">∀</mo>
            <mi/>
            <mo stretchy="false">α</mo>
          </mrow>
        </mtd>
      </mtr>
      <mtr>
        <mtd>
          <mrow>
            <msub>
              <mrow>
                <mstyle mathvariant="bold">
                  <mrow>
                    <mi>q</mi>
                  </mrow>
                </mstyle>
              </mrow>
              <mo stretchy="false">α</mo>
            </msub>
            <mrow>
              <mo stretchy="false">(</mo>
              <mrow>
                <msub>
                  <mi>t</mi>
                  <mrow>
                    <mn>2</mn>
                    <mo stretchy="false">α</mo>
                  </mrow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q</mi>
              </mrow>
            </mstyle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style mathvariant="bold">
                  <mrow>
                    <mi>q</mi>
                  </mrow>
                </mstyle>
              </mrow>
              <mtext>e</mtext>
            </msub>
            <mi/>
            <mo stretchy="false">∀</mo>
            <mi/>
            <mo stretchy="false">α</mo>
          </mrow>
        </mtd>
      </mtr>
    </mtable>
    <annotation encoding="StarMath 5.0">{bold q}_%ialpha (t_%ialpha) `:~ t_{1 %ialpha} leslant t_%ialpha leslant t_{2 %ialpha} newline
{bold q}(t) `:~ tatsächliche Bahn newline
newline "Die Bahnen erfüllen die Randbedingungen:" newline newline
{bold q}_%ialpha (t_{1 %ialpha}) `=` bold q (t_1) `=` {bold q}_"a" ~~ forall ` %ialpha newline
{bold q}_%ialpha (t_{2 %ialpha}) `=` bold q (t_2) `=` {bold q}_"e" ~~ forall ` %ialph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39:20.534000000</meta:creation-date>
    <meta:generator>LibreOffice/4.1.4.2$Windows_x86 LibreOffice_project/0a0440ccc0227ad9829de5f46be37cfb6edcf72</meta:generator>
  </office:meta>
</office:document-meta>
</file>